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6.155cm"/>
    </style:style>
    <style:style style:name="co4" style:family="table-column">
      <style:table-column-properties fo:break-before="auto" style:column-width="1.393cm"/>
    </style:style>
    <style:style style:name="co5" style:family="table-column">
      <style:table-column-properties fo:break-before="auto" style:column-width="19.05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Действие</text:p>
          </table:table-cell>
          <table:table-cell/>
          <table:table-cell office:value-type="string">
            <text:p>Ожидаемый результат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Открыть форму обратной связи</text:p>
          </table:table-cell>
          <table:table-cell/>
          <table:table-cell office:value-type="string">
            <text:p>Форма открыта. Поля: "Имя", "Email", "Номер телефона" и "Возраст" - пустые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2.1 </text:p>
          </table:table-cell>
          <table:table-cell office:value-type="string">
            <text:p>Заполнить поле "Имя" любыми символами (если это не ограничено формой)</text:p>
          </table:table-cell>
          <table:table-cell/>
          <table:table-cell office:value-type="string">
            <text:p>Поле "имя" заполнено. Нет никаких артефактов указывающих на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Либо только теми символами, которые допустимы (что также должно быть указано на форме)</text:p>
          </table:table-cell>
          <table:table-cell/>
          <table:table-cell office:value-type="string">
            <text:p>неверное заполнение поля (красного подчеркивания, доп. сообщений и т.п.)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2.2 </text:p>
          </table:table-cell>
          <table:table-cell office:value-type="string">
            <text:p>Заполнить поле "Имя" символами которые не предусмотрены системой (спецсимволы, </text:p>
          </table:table-cell>
          <table:table-cell/>
          <table:table-cell office:value-type="string">
            <text:p>Поле "имя" заполненое значением со спецсимволами не предусмотренными системой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другие языковые раскладки и т.п.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выделяется при помощи доп.артефактов (красное выделение по контуру, подчеркивание и т.п.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при смене фокуса (переходе к заполнению другого поля), либо по нажатию на кнопку регистрации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Пользователю выдается соответствующее сообщение.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>
            <text:p>2.3 </text:p>
          </table:table-cell>
          <table:table-cell office:value-type="string">
            <text:p>Оставить поле "Имя" незаполненным. </text:p>
          </table:table-cell>
          <table:table-cell/>
          <table:table-cell office:value-type="string">
            <text:p>Поле "имя" не заполнено. Незаполеннное поле выделяется при помощи доп.артефактов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(красное выделение по контуру, подчеркивание и т.п.) при смене фокуса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(переходе к заполнению другого поля), либо по нажатию на кнопку регистрации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Пользователю выдается соответствующее сообщение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3.1</text:p>
          </table:table-cell>
          <table:table-cell office:value-type="string">
            <text:p>Заполнить поле "Email" значением, соответствующем маске: ЛогинПочты@Почта.домен </text:p>
          </table:table-cell>
          <table:table-cell/>
          <table:table-cell office:value-type="string">
            <text:p>Поле "Email" заполнено. Нет никаких артефактов указывающих на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где "ЛогинПочты" - значение состоящее из неопределенного кол-ва символов (A-Z,a-z,0-9);</text:p>
          </table:table-cell>
          <table:table-cell/>
          <table:table-cell office:value-type="string">
            <text:p>неверное заполнение поля (красного подчеркивания, доп. сообщений и т.п.)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Почта соответствует любой почте (mail, gmail, yandex, rambler, корпоративный адрес и т.д.);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домен - соответствует любой доменной зоне (.ru, .com и т.д.)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3.2</text:p>
          </table:table-cell>
          <table:table-cell office:value-type="string">
            <text:p>Заполнить поле "Email" значением не соответствующем маске стандартного почтового адреса</text:p>
          </table:table-cell>
          <table:table-cell/>
          <table:table-cell office:value-type="string">
            <text:p>Поле "Email" заполненое значением со спецсимволами не предусмотренными системой, либо заполненное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несоответствующим маске стандартного почтового адреса выделяется при помощи доп.артефактов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(красное выделение по контуру, подчеркивание и т.п.) при смене фокуса (переходе к заполнению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другого поля), либо по нажатию на кнопку регистрации. Пользователю выдается соответствующее сообщение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3.3</text:p>
          </table:table-cell>
          <table:table-cell office:value-type="string">
            <text:p>Оставить поле "Email" незаполненным.</text:p>
          </table:table-cell>
          <table:table-cell/>
          <table:table-cell office:value-type="string">
            <text:p>Поле "Email" не заполнено. Незаполеннное поле выделяется при помощи доп.артефактов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(красное выделение по контуру, подчеркивание и т.п.) при смене фокуса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(переходе к заполнению другого поля), либо по нажатию на кнопку регистрации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Пользователю выдается соответствующее сообщение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4.1 </text:p>
          </table:table-cell>
          <table:table-cell office:value-type="string">
            <text:p>Заполнить поле "Номер телефона" численным значением без пробелов.</text:p>
          </table:table-cell>
          <table:table-cell/>
          <table:table-cell office:value-type="string">
            <text:p>Поле "Номер телефона" заполнено. Нет никаких артефактов указывающих на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неверное заполнение поля (красного подчеркивания, доп. сообщений и т.п.)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4.2 </text:p>
          </table:table-cell>
          <table:table-cell office:value-type="string">
            <text:p>Заполнить поле "Номер телефона" символами не соответствующими маске поля</text:p>
          </table:table-cell>
          <table:table-cell/>
          <table:table-cell office:value-type="string">
            <text:p>Поле "Номер телефона" заполненое значением со спецсимволами не предусмотренными системой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(буквы, спецсимволы, пробелы и т.п.)</text:p>
          </table:table-cell>
          <table:table-cell/>
          <table:table-cell office:value-type="string">
            <text:p>выделяется при помощи доп.артефактов (красное выделение по контуру, подчеркивание и т.п.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при смене фокуса (переходе к заполнению другого поля), либо по нажатию на кнопку регистрации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Пользователю выдается соответствующее сообщение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4.3 </text:p>
          </table:table-cell>
          <table:table-cell office:value-type="string">
            <text:p>Оставить поле "Номер телефона" незаполненным.</text:p>
          </table:table-cell>
          <table:table-cell/>
          <table:table-cell office:value-type="string">
            <text:p>Поле "Номер телефона" не заполнено. Незаполеннное поле выделяется при помощи доп.артефактов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(красное выделение по контуру, подчеркивание и т.п.) при смене фокуса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(переходе к заполнению другого поля), либо по нажатию на кнопку регистрации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Пользователю выдается соответствующее сообщение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5.1 </text:p>
          </table:table-cell>
          <table:table-cell office:value-type="string">
            <text:p>Запонить поле "Возраст" численным значением в диапазоне от 18 до 99.</text:p>
          </table:table-cell>
          <table:table-cell/>
          <table:table-cell office:value-type="string">
            <text:p>Поле "Возраст" заполнено значением в диапазоне [18;99]. Нет никаких артефактов указывающих на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(поскольку у нас не указано иное - предполагаем, что граничные значения </text:p>
          </table:table-cell>
          <table:table-cell/>
          <table:table-cell office:value-type="string">
            <text:p>неверное заполнение поля (красного подчеркивания, доп. сообщений и т.п.)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включительны в рамки [18;99] диапазона)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5.2 </text:p>
          </table:table-cell>
          <table:table-cell office:value-type="string">
            <text:p>Запонить поле "Возраст" численным значением менее 18, либо более 99</text:p>
          </table:table-cell>
          <table:table-cell/>
          <table:table-cell office:value-type="string">
            <text:p>Поле "Возраст" заполнено некорректным численным значением. Поле выделяется при помощи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доп.артефактов при смене фокуса (переходе к заполнению другого поля),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либо по нажатию на кнопку регистрации. Пользователю выдается соответствующее сообщение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5.3 </text:p>
          </table:table-cell>
          <table:table-cell office:value-type="string">
            <text:p>Запонить поле "Возраст" не численным значением (символы, спецсимволы, пробелы и т.д.)</text:p>
          </table:table-cell>
          <table:table-cell/>
          <table:table-cell office:value-type="string">
            <text:p>Поле "Возраст" заполнено некорректным численным значением. Поле выделяется при помощи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доп.артефактов при смене фокуса (переходе к заполнению другого поля),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либо по нажатию на кнопку регистрации. Пользователю выдается соответствующее сообщение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5.4 </text:p>
          </table:table-cell>
          <table:table-cell office:value-type="string">
            <text:p>Оставить поле "Возраст" незаполненным.</text:p>
          </table:table-cell>
          <table:table-cell/>
          <table:table-cell office:value-type="string">
            <text:p>Поле "Возраст" не заполнено. Незаполеннное поле выделяется при помощи доп.артефактов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(красное выделение по контуру, подчеркивание и т.п.) при смене фокуса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(переходе к заполнению другого поля), либо по нажатию на кнопку регистрации.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Пользователю выдается соответствующее сообщение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6.1 </text:p>
          </table:table-cell>
          <table:table-cell office:value-type="string">
            <text:p>Нажать на кнопку регистрации текущих данных формы при условии, что</text:p>
          </table:table-cell>
          <table:table-cell/>
          <table:table-cell office:value-type="string">
            <text:p>Данные формы обратной связи успешно сохраняются в системе. (предположительно должно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все поля заполнены значениями без ошибок.</text:p>
          </table:table-cell>
          <table:table-cell/>
          <table:table-cell office:value-type="string">
            <text:p>появиться сообщение о том, что данные зарегистрированы в системе успешно)</text:p>
          </table:table-cell>
          <table:table-cell table:number-columns-repeated="3"/>
          <table:table-cell office:value-type="string">
            <text:p><text:s/>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6.2</text:p>
          </table:table-cell>
          <table:table-cell office:value-type="string">
            <text:p>Нажать на кнопку регистрации текущих данных формы при условии, что</text:p>
          </table:table-cell>
          <table:table-cell/>
          <table:table-cell office:value-type="string">
            <text:p>Выводится сообщение о том, какие именно поля заполнены некорректно и каким образом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одно или более полей заполнены с ошибками.</text:p>
          </table:table-cell>
          <table:table-cell/>
          <table:table-cell office:value-type="string">
            <text:p>должен выглядеть корректный вариант заполнения. Данные не сохраняются в системе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6.3</text:p>
          </table:table-cell>
          <table:table-cell office:value-type="string">
            <text:p>Нажать на кнопку регистрации текущих данных формы при условии, что</text:p>
          </table:table-cell>
          <table:table-cell/>
          <table:table-cell office:value-type="string">
            <text:p>Выводится сообщение о том, какие именно поля не заполнены и каким образом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одно или более полей не заполнены.</text:p>
          </table:table-cell>
          <table:table-cell/>
          <table:table-cell office:value-type="string">
            <text:p>должен выглядеть корректный вариант заполнения. Данные не сохраняются в системе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6.4</text:p>
          </table:table-cell>
          <table:table-cell office:value-type="string">
            <text:p>Нажать на кнопку регистрации текущих данных формы при условии, что</text:p>
          </table:table-cell>
          <table:table-cell/>
          <table:table-cell office:value-type="string">
            <text:p>Выводится сообщение о том, какие именно поля не заполнены, какие поля содержат ошибки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одно или более полей не заполнены, а также одно или более полей</text:p>
          </table:table-cell>
          <table:table-cell/>
          <table:table-cell office:value-type="string">
            <text:p>выводится сообщение о том, каким образом должен выглядеть корректный вариант заполнения.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Данные не сохраняются в системе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7 </text:p>
          </table:table-cell>
          <table:table-cell office:value-type="string">
            <text:p>Заполнить одно или несколько полей формы и закрыть страницу.</text:p>
          </table:table-cell>
          <table:table-cell/>
          <table:table-cell office:value-type="string">
            <text:p>Страница закрывается без ошибок. Заполненные в форме данные не сохраняются в системе.</text:p>
          </table:table-cell>
          <table:table-cell table:number-columns-repeated="4"/>
        </table:table-row>
        <table:table-row table:style-name="ro1" table:number-rows-repeated="104849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Thi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7">07.09.2023</text:date>, <text:time>14:5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w 7731</meta:initial-creator>
    <meta:creation-date>2023-09-07T13:38:43</meta:creation-date>
    <dc:date>2023-09-07T14:55:24</dc:date>
    <dc:creator>ldw 7731</dc:creator>
    <meta:editing-duration>PT1M21S</meta:editing-duration>
    <meta:editing-cycles>1</meta:editing-cycles>
    <meta:document-statistic meta:table-count="3" meta:cell-count="107" meta:object-count="0"/>
    <meta:generator>OpenOffice/4.1.14$Unix OpenOffice.org_project/4114m1$Build-9811</meta:generator>
  </office:meta>
</office:document-meta>
</file>